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0541403</text:p>
          </table:table-cell>
          <table:table-cell office:value-type="string" calcext:value-type="string">
            <text:p>2024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6464" calcext:value-type="float">
            <text:p>90.4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1403</text:p>
          </table:table-cell>
          <table:table-cell office:value-type="string" calcext:value-type="string">
            <text:p>2024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07424" calcext:value-type="float">
            <text:p>91.0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1403</text:p>
          </table:table-cell>
          <table:table-cell office:value-type="string" calcext:value-type="string">
            <text:p>2022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6088" calcext:value-type="float">
            <text:p>90.8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1403</text:p>
          </table:table-cell>
          <table:table-cell office:value-type="string" calcext:value-type="string">
            <text:p>2022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3896" calcext:value-type="float">
            <text:p>90.7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1403</text:p>
          </table:table-cell>
          <table:table-cell office:value-type="string" calcext:value-type="string">
            <text:p>2020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78" calcext:value-type="float">
            <text:p>90.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1403</text:p>
          </table:table-cell>
          <table:table-cell office:value-type="string" calcext:value-type="string">
            <text:p>2019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3896" calcext:value-type="float">
            <text:p>90.7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1403</text:p>
          </table:table-cell>
          <table:table-cell office:value-type="string" calcext:value-type="string">
            <text:p>2018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3416" calcext:value-type="float">
            <text:p>90.4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1403</text:p>
          </table:table-cell>
          <table:table-cell office:value-type="string" calcext:value-type="string">
            <text:p>2018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4168" calcext:value-type="float">
            <text:p>89.6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1403</text:p>
          </table:table-cell>
          <table:table-cell office:value-type="string" calcext:value-type="string">
            <text:p>2016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7216" calcext:value-type="float">
            <text:p>89.6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1403</text:p>
          </table:table-cell>
          <table:table-cell office:value-type="string" calcext:value-type="string">
            <text:p>2014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4272" calcext:value-type="float">
            <text:p>90.3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1403</text:p>
          </table:table-cell>
          <table:table-cell office:value-type="string" calcext:value-type="string">
            <text:p>2014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5024" calcext:value-type="float">
            <text:p>89.5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1403</text:p>
          </table:table-cell>
          <table:table-cell office:value-type="string" calcext:value-type="string">
            <text:p>2013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1976" calcext:value-type="float">
            <text:p>89.5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1403</text:p>
          </table:table-cell>
          <table:table-cell office:value-type="string" calcext:value-type="string">
            <text:p>2011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1976" calcext:value-type="float">
            <text:p>89.5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1403</text:p>
          </table:table-cell>
          <table:table-cell office:value-type="string" calcext:value-type="string">
            <text:p>2010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588" calcext:value-type="float">
            <text:p>89.4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1403</text:p>
          </table:table-cell>
          <table:table-cell office:value-type="string" calcext:value-type="string">
            <text:p>2010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588" calcext:value-type="float">
            <text:p>89.4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1403</text:p>
          </table:table-cell>
          <table:table-cell office:value-type="string" calcext:value-type="string">
            <text:p>2009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9784" calcext:value-type="float">
            <text:p>89.3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1403</text:p>
          </table:table-cell>
          <table:table-cell office:value-type="string" calcext:value-type="string">
            <text:p>2007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6944" calcext:value-type="float">
            <text:p>90.7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1403</text:p>
          </table:table-cell>
          <table:table-cell office:value-type="string" calcext:value-type="string">
            <text:p>2006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68968" calcext:value-type="float">
            <text:p>92.6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1403</text:p>
          </table:table-cell>
          <table:table-cell office:value-type="string" calcext:value-type="string">
            <text:p>2005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3688" calcext:value-type="float">
            <text:p>89.3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1403</text:p>
          </table:table-cell>
          <table:table-cell office:value-type="string" calcext:value-type="string">
            <text:p>200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6464" calcext:value-type="float">
            <text:p>90.4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1403</text:p>
          </table:table-cell>
          <table:table-cell office:value-type="string" calcext:value-type="string">
            <text:p>2003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6088" calcext:value-type="float">
            <text:p>90.8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1403</text:p>
          </table:table-cell>
          <table:table-cell office:value-type="string" calcext:value-type="string">
            <text:p>2002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9888" calcext:value-type="float">
            <text:p>90.0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1403</text:p>
          </table:table-cell>
          <table:table-cell office:value-type="string" calcext:value-type="string">
            <text:p>2001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53144" calcext:value-type="float">
            <text:p>91.5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1403</text:p>
          </table:table-cell>
          <table:table-cell office:value-type="string" calcext:value-type="string">
            <text:p>2000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4648" calcext:value-type="float">
            <text:p>89.9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1403</text:p>
          </table:table-cell>
          <table:table-cell office:value-type="string" calcext:value-type="string">
            <text:p>1998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2456" calcext:value-type="float">
            <text:p>89.8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1403</text:p>
          </table:table-cell>
          <table:table-cell office:value-type="string" calcext:value-type="string">
            <text:p>1996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12624" calcext:value-type="float">
            <text:p>88.81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1403</text:p>
          </table:table-cell>
          <table:table-cell office:value-type="string" calcext:value-type="string">
            <text:p>1995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78384" calcext:value-type="float">
            <text:p>89.17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1403</text:p>
          </table:table-cell>
          <table:table-cell office:value-type="string" calcext:value-type="string">
            <text:p>1994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89992" calcext:value-type="float">
            <text:p>89.08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1403</text:p>
          </table:table-cell>
          <table:table-cell office:value-type="string" calcext:value-type="string">
            <text:p>1994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52704" calcext:value-type="float">
            <text:p>89.45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1403</text:p>
          </table:table-cell>
          <table:table-cell office:value-type="string" calcext:value-type="string">
            <text:p>1993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4272" calcext:value-type="float">
            <text:p>90.3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1403</text:p>
          </table:table-cell>
          <table:table-cell office:value-type="string" calcext:value-type="string">
            <text:p>1991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19504" calcext:value-type="float">
            <text:p>90.51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1403</text:p>
          </table:table-cell>
          <table:table-cell office:value-type="string" calcext:value-type="string">
            <text:p>1991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54584" calcext:value-type="float">
            <text:p>89.25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1403</text:p>
          </table:table-cell>
          <table:table-cell office:value-type="string" calcext:value-type="string">
            <text:p>1990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46736" calcext:value-type="float">
            <text:p>88.94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1403</text:p>
          </table:table-cell>
          <table:table-cell office:value-type="string" calcext:value-type="string">
            <text:p>1989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31808" calcext:value-type="float">
            <text:p>91.3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1403</text:p>
          </table:table-cell>
          <table:table-cell office:value-type="string" calcext:value-type="string">
            <text:p>1988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02512" calcext:value-type="float">
            <text:p>90.20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1403</text:p>
          </table:table-cell>
          <table:table-cell office:value-type="string" calcext:value-type="string">
            <text:p>1987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21512" calcext:value-type="float">
            <text:p>89.82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1403</text:p>
          </table:table-cell>
          <table:table-cell office:value-type="string" calcext:value-type="string">
            <text:p>1985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54" calcext:value-type="float">
            <text:p>89.1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1403</text:p>
          </table:table-cell>
          <table:table-cell office:value-type="string" calcext:value-type="string">
            <text:p>1984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76632" calcext:value-type="float">
            <text:p>88.87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1403</text:p>
          </table:table-cell>
          <table:table-cell office:value-type="string" calcext:value-type="string">
            <text:p>1984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8824" calcext:value-type="float">
            <text:p>88.7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1403</text:p>
          </table:table-cell>
          <table:table-cell office:value-type="string" calcext:value-type="string">
            <text:p>1983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444" calcext:value-type="float">
            <text:p>88.5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1403</text:p>
          </table:table-cell>
          <table:table-cell office:value-type="string" calcext:value-type="string">
            <text:p>1981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444" calcext:value-type="float">
            <text:p>88.5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1403</text:p>
          </table:table-cell>
          <table:table-cell office:value-type="string" calcext:value-type="string">
            <text:p>1981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07824" calcext:value-type="float">
            <text:p>88.50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1403</text:p>
          </table:table-cell>
          <table:table-cell office:value-type="string" calcext:value-type="string">
            <text:p>1980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968" calcext:value-type="float">
            <text:p>88.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1403</text:p>
          </table:table-cell>
          <table:table-cell office:value-type="string" calcext:value-type="string">
            <text:p>1979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968" calcext:value-type="float">
            <text:p>88.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06" meta:object-count="0"/>
    <meta:user-defined meta:name="AppVersion">3.0</meta:user-defined>
  </office:meta>
</office:document-meta>
</file>